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21509" officeooo:paragraph-rsid="00021509"/>
    </style:style>
    <style:style style:name="P2" style:family="paragraph" style:parent-style-name="Preformatted_20_Text">
      <style:text-properties officeooo:rsid="00021509" officeooo:paragraph-rsid="000bc57b"/>
    </style:style>
    <style:style style:name="P3" style:family="paragraph" style:parent-style-name="Preformatted_20_Text">
      <style:text-properties officeooo:rsid="00021509" officeooo:paragraph-rsid="0082d1ea"/>
    </style:style>
    <style:style style:name="P4" style:family="paragraph" style:parent-style-name="Preformatted_20_Text">
      <style:text-properties officeooo:rsid="00021509" officeooo:paragraph-rsid="0082f7d2"/>
    </style:style>
    <style:style style:name="P5" style:family="paragraph" style:parent-style-name="Preformatted_20_Text">
      <style:text-properties fo:font-weight="bold" officeooo:rsid="0015cbca" officeooo:paragraph-rsid="0015cbca" style:font-weight-asian="bold" style:font-weight-complex="bold"/>
    </style:style>
    <style:style style:name="P6" style:family="paragraph" style:parent-style-name="Preformatted_20_Text">
      <style:text-properties fo:font-weight="bold" officeooo:rsid="0082d1ea" officeooo:paragraph-rsid="0082d1ea" style:font-weight-asian="bold" style:font-weight-complex="bold"/>
    </style:style>
    <style:style style:name="P7" style:family="paragraph" style:parent-style-name="Preformatted_20_Text">
      <style:text-properties fo:font-weight="bold" officeooo:rsid="0082d1ea" officeooo:paragraph-rsid="00856b9b" style:font-weight-asian="bold" style:font-weight-complex="bold"/>
    </style:style>
    <style:style style:name="P8" style:family="paragraph" style:parent-style-name="Preformatted_20_Text">
      <style:text-properties fo:font-weight="bold" officeooo:rsid="0082d1ea" officeooo:paragraph-rsid="008cfcbc" style:font-weight-asian="bold" style:font-weight-complex="bold"/>
    </style:style>
    <style:style style:name="P9" style:family="paragraph" style:parent-style-name="Preformatted_20_Text">
      <style:text-properties fo:font-weight="bold" officeooo:rsid="0082d1ea" officeooo:paragraph-rsid="0091eb92" style:font-weight-asian="bold" style:font-weight-complex="bold"/>
    </style:style>
    <style:style style:name="P10" style:family="paragraph" style:parent-style-name="Preformatted_20_Text">
      <style:text-properties fo:font-weight="bold" officeooo:rsid="0082d1ea" officeooo:paragraph-rsid="009387fb" style:font-weight-asian="bold" style:font-weight-complex="bold"/>
    </style:style>
    <style:style style:name="P11" style:family="paragraph" style:parent-style-name="Preformatted_20_Text">
      <style:text-properties fo:font-weight="bold" officeooo:rsid="0082d1ea" officeooo:paragraph-rsid="00992561" style:font-weight-asian="bold" style:font-weight-complex="bold"/>
    </style:style>
    <style:style style:name="P12" style:family="paragraph" style:parent-style-name="Preformatted_20_Text">
      <style:text-properties fo:font-weight="bold" officeooo:rsid="0082d1ea" officeooo:paragraph-rsid="00aa98e7" style:font-weight-asian="bold" style:font-weight-complex="bold"/>
    </style:style>
    <style:style style:name="P13" style:family="paragraph" style:parent-style-name="Preformatted_20_Text">
      <style:text-properties fo:font-weight="bold" officeooo:rsid="0082d1ea" officeooo:paragraph-rsid="00abce9e" style:font-weight-asian="bold" style:font-weight-complex="bold"/>
    </style:style>
    <style:style style:name="P14" style:family="paragraph" style:parent-style-name="Preformatted_20_Text">
      <style:text-properties fo:font-weight="bold" officeooo:rsid="00021509" officeooo:paragraph-rsid="0082d1ea" style:font-weight-asian="bold" style:font-weight-complex="bold"/>
    </style:style>
    <style:style style:name="P15" style:family="paragraph" style:parent-style-name="Preformatted_20_Text">
      <style:text-properties fo:font-weight="bold" officeooo:rsid="0019fcfa" officeooo:paragraph-rsid="0082f7d2" style:font-weight-asian="bold" style:font-weight-complex="bold"/>
    </style:style>
    <style:style style:name="P16" style:family="paragraph" style:parent-style-name="Preformatted_20_Text">
      <style:text-properties fo:font-weight="bold" officeooo:rsid="003ba020" officeooo:paragraph-rsid="008468be" style:font-weight-asian="bold" style:font-weight-complex="bold"/>
    </style:style>
    <style:style style:name="P17" style:family="paragraph" style:parent-style-name="Preformatted_20_Text">
      <style:text-properties fo:font-weight="bold" officeooo:rsid="007f01ba" officeooo:paragraph-rsid="00856b9b" style:font-weight-asian="bold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font-size="16pt" fo:font-weight="bold" officeooo:rsid="006ae5f3" officeooo:paragraph-rsid="006ae5f3" style:font-size-asian="14pt" style:font-weight-asian="bold" style:font-size-complex="16pt" style:font-weight-complex="bold"/>
    </style:style>
    <style:style style:name="P19" style:family="paragraph" style:parent-style-name="Preformatted_20_Text">
      <style:text-properties officeooo:rsid="00035ba3" officeooo:paragraph-rsid="0014b990"/>
    </style:style>
    <style:style style:name="P20" style:family="paragraph" style:parent-style-name="Preformatted_20_Text">
      <style:text-properties officeooo:rsid="00035ba3" officeooo:paragraph-rsid="007aa27c"/>
    </style:style>
    <style:style style:name="P21" style:family="paragraph" style:parent-style-name="Preformatted_20_Text">
      <style:text-properties officeooo:rsid="0009ce19" officeooo:paragraph-rsid="00021509"/>
    </style:style>
    <style:style style:name="P22" style:family="paragraph" style:parent-style-name="Preformatted_20_Text">
      <style:text-properties officeooo:rsid="006b516b" officeooo:paragraph-rsid="006b516b"/>
    </style:style>
    <style:style style:name="P23" style:family="paragraph" style:parent-style-name="Preformatted_20_Text">
      <style:text-properties officeooo:rsid="001c57fb" officeooo:paragraph-rsid="006fcbba"/>
    </style:style>
    <style:style style:name="P24" style:family="paragraph" style:parent-style-name="Preformatted_20_Text">
      <style:text-properties officeooo:rsid="0077428c" officeooo:paragraph-rsid="007e4dc4"/>
    </style:style>
    <style:style style:name="P25" style:family="paragraph" style:parent-style-name="Preformatted_20_Text">
      <style:text-properties officeooo:rsid="003ba020" officeooo:paragraph-rsid="008468be"/>
    </style:style>
    <style:style style:name="P26" style:family="paragraph" style:parent-style-name="Preformatted_20_Text">
      <style:text-properties fo:font-weight="normal" officeooo:rsid="0082d1ea" officeooo:paragraph-rsid="00856b9b" style:font-weight-asian="normal" style:font-weight-complex="normal"/>
    </style:style>
    <style:style style:name="P27" style:family="paragraph" style:parent-style-name="Preformatted_20_Text">
      <style:text-properties fo:font-weight="normal" officeooo:rsid="0088b035" officeooo:paragraph-rsid="0088b035" style:font-weight-asian="normal" style:font-weight-complex="normal"/>
    </style:style>
    <style:style style:name="P28" style:family="paragraph" style:parent-style-name="Preformatted_20_Text">
      <style:text-properties fo:font-weight="normal" officeooo:rsid="0097e1ca" officeooo:paragraph-rsid="0097e1ca" style:font-weight-asian="normal" style:font-weight-complex="normal"/>
    </style:style>
    <style:style style:name="P29" style:family="paragraph" style:parent-style-name="Preformatted_20_Text">
      <style:text-properties fo:font-weight="normal" officeooo:rsid="00a74844" officeooo:paragraph-rsid="00992561" style:font-weight-asian="normal" style:font-weight-complex="normal"/>
    </style:style>
    <style:style style:name="P30" style:family="paragraph" style:parent-style-name="Preformatted_20_Text">
      <style:text-properties fo:font-weight="normal" officeooo:rsid="008cfcbc" officeooo:paragraph-rsid="008cfcbc" style:font-weight-asian="normal" style:font-weight-complex="normal"/>
    </style:style>
    <style:style style:name="P31" style:family="paragraph" style:parent-style-name="Preformatted_20_Text">
      <style:text-properties officeooo:paragraph-rsid="0082d1ea"/>
    </style:style>
    <style:style style:name="P32" style:family="paragraph" style:parent-style-name="Preformatted_20_Text">
      <style:text-properties officeooo:paragraph-rsid="00992561"/>
    </style:style>
    <style:style style:name="P33" style:family="paragraph" style:parent-style-name="Preformatted_20_Text">
      <style:text-properties officeooo:paragraph-rsid="00ae2d36"/>
    </style:style>
    <style:style style:name="P34" style:family="paragraph" style:parent-style-name="Preformatted_20_Text">
      <style:text-properties fo:font-weight="bold" officeooo:rsid="00bb1e21" officeooo:paragraph-rsid="00bb1e21" style:font-weight-asian="bold" style:font-weight-complex="bold"/>
    </style:style>
    <style:style style:name="P35" style:family="paragraph" style:parent-style-name="Preformatted_20_Text">
      <style:text-properties fo:font-weight="normal" officeooo:rsid="00bb1e21" officeooo:paragraph-rsid="00bb1e2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95cb2" style:font-weight-asian="bold" style:font-weight-complex="bold"/>
    </style:style>
    <style:style style:name="T3" style:family="text">
      <style:text-properties fo:font-weight="bold" officeooo:rsid="0082d1ea" style:font-weight-asian="bold" style:font-weight-complex="bold"/>
    </style:style>
    <style:style style:name="T4" style:family="text">
      <style:text-properties officeooo:rsid="00278cfe"/>
    </style:style>
    <style:style style:name="T5" style:family="text">
      <style:text-properties officeooo:rsid="00293977"/>
    </style:style>
    <style:style style:name="T6" style:family="text">
      <style:text-properties officeooo:rsid="002bab12"/>
    </style:style>
    <style:style style:name="T7" style:family="text">
      <style:text-properties officeooo:rsid="0035d1f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8cfcbc" style:font-weight-asian="normal" style:font-weight-complex="normal"/>
    </style:style>
    <style:style style:name="T10" style:family="text">
      <style:text-properties fo:font-weight="normal" officeooo:rsid="008e94ce" style:font-weight-asian="normal" style:font-weight-complex="normal"/>
    </style:style>
    <style:style style:name="T11" style:family="text">
      <style:text-properties fo:font-weight="normal" officeooo:rsid="009094cb" style:font-weight-asian="normal" style:font-weight-complex="normal"/>
    </style:style>
    <style:style style:name="T12" style:family="text">
      <style:text-properties fo:font-weight="normal" officeooo:rsid="0091aff5" style:font-weight-asian="normal" style:font-weight-complex="normal"/>
    </style:style>
    <style:style style:name="T13" style:family="text">
      <style:text-properties fo:font-weight="normal" officeooo:rsid="00992561" style:font-weight-asian="normal" style:font-weight-complex="normal"/>
    </style:style>
    <style:style style:name="T14" style:family="text">
      <style:text-properties fo:font-weight="normal" officeooo:rsid="00a74844" style:font-weight-asian="normal" style:font-weight-complex="normal"/>
    </style:style>
    <style:style style:name="T15" style:family="text">
      <style:text-properties fo:font-weight="normal" officeooo:rsid="00aa8d63" style:font-weight-asian="normal" style:font-weight-complex="normal"/>
    </style:style>
    <style:style style:name="T16" style:family="text">
      <style:text-properties fo:font-weight="normal" officeooo:rsid="00aa98e7" style:font-weight-asian="normal" style:font-weight-complex="normal"/>
    </style:style>
    <style:style style:name="T17" style:family="text">
      <style:text-properties fo:font-weight="normal" officeooo:rsid="00abce9e" style:font-weight-asian="normal" style:font-weight-complex="normal"/>
    </style:style>
    <style:style style:name="T18" style:family="text">
      <style:text-properties fo:font-weight="normal" officeooo:rsid="00b6da13" style:font-weight-asian="normal" style:font-weight-complex="normal"/>
    </style:style>
    <style:style style:name="T19" style:family="text">
      <style:text-properties fo:font-weight="normal" officeooo:rsid="00b77efd" style:font-weight-asian="normal" style:font-weight-complex="normal"/>
    </style:style>
    <style:style style:name="T20" style:family="text">
      <style:text-properties fo:font-weight="normal" officeooo:rsid="00bad4bc" style:font-weight-asian="normal" style:font-weight-complex="normal"/>
    </style:style>
    <style:style style:name="T21" style:family="text">
      <style:text-properties officeooo:rsid="0077428c"/>
    </style:style>
    <style:style style:name="T22" style:family="text">
      <style:text-properties officeooo:rsid="007bd33c"/>
    </style:style>
    <style:style style:name="T23" style:family="text">
      <style:text-properties fo:font-size="10pt" fo:font-weight="normal" officeooo:rsid="0015db2b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bb1e21" style:font-size-asian="10pt" style:font-weight-asian="normal" style:font-size-complex="10pt" style:font-weight-complex="normal"/>
    </style:style>
    <style:style style:name="T25" style:family="text">
      <style:text-properties officeooo:rsid="007f01ba"/>
    </style:style>
    <style:style style:name="T26" style:family="text">
      <style:text-properties officeooo:rsid="00992561"/>
    </style:style>
    <style:style style:name="T27" style:family="text">
      <style:text-properties officeooo:rsid="00993dd0"/>
    </style:style>
    <style:style style:name="T28" style:family="text">
      <style:text-properties officeooo:rsid="009ac6aa"/>
    </style:style>
    <style:style style:name="T29" style:family="text">
      <style:text-properties officeooo:rsid="009bed4b"/>
    </style:style>
    <style:style style:name="T30" style:family="text">
      <style:text-properties officeooo:rsid="009f6e0a"/>
    </style:style>
    <style:style style:name="T31" style:family="text">
      <style:text-properties officeooo:rsid="00a1c464"/>
    </style:style>
    <style:style style:name="T32" style:family="text">
      <style:text-properties officeooo:rsid="00a3472a"/>
    </style:style>
    <style:style style:name="T33" style:family="text">
      <style:text-properties officeooo:rsid="00a539fd"/>
    </style:style>
    <style:style style:name="T34" style:family="text">
      <style:text-properties officeooo:rsid="00a6d0f9"/>
    </style:style>
    <style:style style:name="T35" style:family="text">
      <style:text-properties officeooo:rsid="00af708b"/>
    </style:style>
    <style:style style:name="T36" style:family="text">
      <style:text-properties officeooo:rsid="00b0a4dd"/>
    </style:style>
    <style:style style:name="T37" style:family="text">
      <style:text-properties officeooo:rsid="00b3a9ca"/>
    </style:style>
    <style:style style:name="T38" style:family="text">
      <style:text-properties officeooo:rsid="00b5a96f"/>
    </style:style>
    <style:style style:name="T39" style:family="text">
      <style:text-properties officeooo:rsid="00bb1e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Explanation</text:p>
      <text:p text:style-name="P2"/>
      <text:p text:style-name="P2"><text:span text:style-name="T1">Title:</text:span> C Program <text:span text:style-name="T22">for counting the number of executable lines and the number of commented lines in another C/C++ program</text:span>.</text:p>
      <text:p text:style-name="P2"><text:span text:style-name="T1">Author:</text:span> Aditya Prakash</text:p>
      <text:p text:style-name="P19">Things to know:</text:p>
      <text:p text:style-name="P19">(1) The code will only compile in Linux environment.</text:p>
      <text:p text:style-name="P20">(2) To run in windows, please use the file: <text:span text:style-name="T21">'lines.o' and run it in cmd. However if it does not run(problem in system architecture) then compile it in windows by making suitable and obvious changes to the code like: Use &lt;iostream.h&gt; in place of &lt;iostream&gt;.</text:span></text:p>
      <text:p text:style-name="P24">(3) Compile command: <text:span text:style-name="T23">g</text:span><text:span text:style-name="T24">cc</text:span><text:span text:style-name="T23"> -</text:span><text:span text:style-name="T24">o</text:span><text:span text:style-name="T23"> </text:span><text:span text:style-name="T24">lines lines.c</text:span> </text:p>
      <text:p text:style-name="P21">(4) Run command: ./<text:span text:style-name="T39">lines</text:span></text:p>
      <text:p text:style-name="P22">(5) The <text:span text:style-name="T39">file containing a C/C++ code has to be in the same directory. And it also has to be mentioned in the code as well. Replace the name example.c with the name of your file.</text:span></text:p>
      <text:p text:style-name="P5">Code area:</text:p>
      <text:p text:style-name="P1"/>
      <text:p text:style-name="P35">/* Aditya Prakash 201351010 */</text:p>
      <text:p text:style-name="P34"><text:span text:style-name="T8">// Necessary header files.</text:span></text:p>
      <text:p text:style-name="P34">#include&lt;stdio.h&gt;</text:p>
      <text:p text:style-name="P34">#include&lt;string.h&gt;</text:p>
      <text:p text:style-name="P35"><text:span text:style-name="T1">int main()</text:span><text:tab/><text:tab/><text:tab/><text:tab/>// MAIN FUNCTION</text:p>
      <text:p text:style-name="P34">{<text:tab/></text:p>
      <text:p text:style-name="P34"><text:tab/>FILE *fh,*fh1,*fh2;</text:p>
      <text:p text:style-name="P35"><text:tab/>// Three file pointers</text:p>
      <text:p text:style-name="P34"><text:tab/>int com_lines=0,i;</text:p>
      <text:p text:style-name="P35"><text:tab/>// com_lines for number of commented lines</text:p>
      <text:p text:style-name="P34"><text:tab/>char s[100];</text:p>
      <text:p text:style-name="P34"><text:tab/>if ( ( fh = fopen( "example.c", "r" ) ) == NULL )</text:p>
      <text:p text:style-name="P35"><text:tab/>// Try to open a file with the help of file pointer fh.</text:p>
      <text:p text:style-name="P35"><text:tab/>// First argument is the name of the file.</text:p>
      <text:p text:style-name="P35"><text:tab/>// Second argument is the mode. In this case it is read mode.</text:p>
      <text:p text:style-name="P34"><text:tab/>{</text:p>
      <text:p text:style-name="P34"><text:tab/><text:tab/>printf( "File could not be opened\n" );</text:p>
      <text:p text:style-name="P35"><text:tab/><text:tab/>// Print error message if cannot be opened.</text:p>
      <text:p text:style-name="P34"><text:tab/>}</text:p>
      <text:p text:style-name="P34"><text:tab/>while ( fgets ( s, 99, fh ) != NULL )</text:p>
      <text:p text:style-name="P35"><text:span text:style-name="T1"><text:tab/>{</text:span><text:tab/>// Read the file line by line till it ends.</text:p>
      <text:p text:style-name="P34"><text:tab/><text:tab/>printf ( "%s" , s ) ;</text:p>
      <text:p text:style-name="P35"><text:tab/><text:tab/>// commented lines</text:p>
      <text:p text:style-name="P35"><text:tab/><text:tab/>// single comments</text:p>
      <text:p text:style-name="P35"><text:tab/><text:span text:style-name="T1"><text:tab/>for(i=0;i&lt;strlen(s);i++)</text:span></text:p>
      <text:p text:style-name="P34"><text:tab/><text:tab/>{</text:p>
      <text:p text:style-name="P35"><text:span text:style-name="T1"><text:tab/></text:span><text:tab/><text:tab/>// For every element of string</text:p>
      <text:p text:style-name="P35"><text:tab/><text:span text:style-name="T1"><text:tab/><text:tab/>if(s[i]=='/' &amp;&amp; s[i+1]=='/')</text:span></text:p>
      <text:p text:style-name="P34"><text:tab/><text:tab/><text:tab/>{</text:p>
      <text:p text:style-name="P35"><text:span text:style-name="T1"><text:tab/><text:tab/><text:tab/><text:tab/>com_lines++; </text:span>// SINGLE LINE COMMENTS ++</text:p>
      <text:p text:style-name="P35"><text:tab/><text:tab/><text:tab/><text:tab/>// If an element is '/' and the next element is also the same</text:p>
      <text:p text:style-name="P35"><text:tab/><text:tab/><text:tab/><text:tab/>// Then increment the number of commented lines.</text:p>
      <text:p text:style-name="P35"><text:tab/><text:tab/><text:tab/><text:span text:style-name="T1">}</text:span></text:p>
      <text:p text:style-name="P34"><text:tab/><text:tab/>}<text:tab/><text:tab/><text:tab/><text:tab/><text:tab/><text:tab/></text:p>
      <text:p text:style-name="P34"><text:tab/>}</text:p>
      <text:p text:style-name="P35"><text:tab/></text:p>
      <text:p text:style-name="P35"><text:tab/>// For multi line comments</text:p>
      <text:p text:style-name="P35"><text:tab/><text:span text:style-name="T1">if ( ( fh1 = fopen( "CD_lab1.c", "r" ) ) == NULL )</text:span></text:p>
      <text:p text:style-name="P34"><text:tab/>{</text:p>
      <text:p text:style-name="P34"><text:tab/><text:tab/>printf( "File could not be opened\n" );</text:p>
      <text:p text:style-name="P34"><text:soft-page-break/><text:tab/>}</text:p>
      <text:p text:style-name="P35"><text:span text:style-name="T1"><text:tab/>int begin=0,j=0;</text:span><text:tab/>// Use begin as a flag, j is another iterator.</text:p>
      <text:p text:style-name="P35"><text:tab/><text:span text:style-name="T1">while ( fgets ( s, 99, fh1 ) != NULL )</text:span></text:p>
      <text:p text:style-name="P34"><text:tab/>{</text:p>
      <text:p text:style-name="P35"><text:span text:style-name="T1"><text:tab/></text:span><text:tab/>// Read every line</text:p>
      <text:p text:style-name="P35"><text:tab/><text:span text:style-name="T1"><text:tab/>if(begin==1)</text:span></text:p>
      <text:p text:style-name="P34"><text:tab/><text:tab/>{</text:p>
      <text:p text:style-name="P35"><text:span text:style-name="T1"><text:tab/></text:span><text:tab/><text:tab/>// Check if multi line comment has begun.</text:p>
      <text:p text:style-name="P35"><text:tab/><text:span text:style-name="T1"><text:tab/><text:tab/>for(i=0;i&lt;strlen(s);i++)</text:span></text:p>
      <text:p text:style-name="P34"><text:tab/><text:tab/><text:tab/>{</text:p>
      <text:p text:style-name="P35"><text:span text:style-name="T1"><text:tab/></text:span><text:tab/><text:tab/><text:tab/>// For every element in the string.</text:p>
      <text:p text:style-name="P35"><text:tab/><text:span text:style-name="T1"><text:tab/><text:tab/><text:tab/>if(s[i]=='*' &amp;&amp; s[i+1]=='/')</text:span></text:p>
      <text:p text:style-name="P34"><text:tab/><text:tab/><text:tab/><text:tab/>{</text:p>
      <text:p text:style-name="P35"><text:span text:style-name="T1"><text:tab/></text:span><text:tab/><text:tab/><text:tab/><text:tab/>// If an element is * and the next element is /</text:p>
      <text:p text:style-name="P35"><text:tab/><text:span text:style-name="T1"><text:tab/><text:tab/><text:tab/><text:tab/>printf ( "%s" , s ) ;</text:span></text:p>
      <text:p text:style-name="P34"><text:tab/><text:tab/><text:tab/><text:tab/><text:tab/>begin = 0;</text:p>
      <text:p text:style-name="P35"><text:span text:style-name="T1"><text:tab/></text:span><text:tab/><text:tab/><text:tab/><text:tab/>// Then multi line comment has ended. Set begin to zero again.</text:p>
      <text:p text:style-name="P35"><text:tab/><text:span text:style-name="T1"><text:tab/><text:tab/><text:tab/><text:tab/>com_lines++;</text:span></text:p>
      <text:p text:style-name="P35"><text:span text:style-name="T1"><text:tab/></text:span><text:tab/><text:tab/><text:tab/><text:tab/>// Add to the number of commented lines</text:p>
      <text:p text:style-name="P35"><text:tab/><text:span text:style-name="T1"><text:tab/><text:tab/><text:tab/>}</text:span></text:p>
      <text:p text:style-name="P34"><text:tab/><text:tab/><text:tab/>}</text:p>
      <text:p text:style-name="P34"><text:tab/><text:tab/><text:tab/>if(begin == 1)</text:p>
      <text:p text:style-name="P34"><text:tab/><text:tab/><text:tab/>{</text:p>
      <text:p text:style-name="P35"><text:span text:style-name="T1"><text:tab/></text:span><text:tab/><text:tab/><text:tab/>// If multi line comment has started</text:p>
      <text:p text:style-name="P35"><text:tab/><text:span text:style-name="T1"><text:tab/><text:tab/><text:tab/>printf ( "%s" , s ) ;</text:span></text:p>
      <text:p text:style-name="P34"><text:tab/><text:tab/><text:tab/><text:tab/>com_lines++;</text:p>
      <text:p text:style-name="P35"><text:span text:style-name="T1"><text:tab/></text:span><text:tab/><text:tab/><text:tab/>// Add to com_lines.</text:p>
      <text:p text:style-name="P35"><text:tab/><text:span text:style-name="T1"><text:tab/><text:tab/>}</text:span></text:p>
      <text:p text:style-name="P34"><text:tab/><text:tab/>}</text:p>
      <text:p text:style-name="P35"><text:span text:style-name="T1"><text:tab/></text:span><text:tab/></text:p>
      <text:p text:style-name="P35"><text:tab/><text:span text:style-name="T1"><text:tab/>if(begin==0)</text:span></text:p>
      <text:p text:style-name="P34"><text:tab/><text:tab/>{</text:p>
      <text:p text:style-name="P35"><text:span text:style-name="T1"><text:tab/></text:span><text:tab/><text:tab/>// If it has not begin yet</text:p>
      <text:p text:style-name="P35"><text:tab/><text:span text:style-name="T1"><text:tab/><text:tab/>for(i=0;i&lt;strlen(s);i++)</text:span></text:p>
      <text:p text:style-name="P34"><text:tab/><text:tab/><text:tab/>{</text:p>
      <text:p text:style-name="P34"><text:tab/><text:tab/><text:tab/><text:tab/>if(s[i]=='/' &amp;&amp; s[i+1]=='*')</text:p>
      <text:p text:style-name="P34"><text:tab/><text:tab/><text:tab/><text:tab/>{</text:p>
      <text:p text:style-name="P35"><text:span text:style-name="T1"><text:tab/></text:span><text:tab/><text:tab/><text:tab/><text:tab/>// If an element is / and the next is <text:s/>*</text:p>
      <text:p text:style-name="P35"><text:tab/><text:span text:style-name="T1"><text:tab/><text:tab/><text:tab/><text:tab/>j=i;</text:span></text:p>
      <text:p text:style-name="P35"><text:span text:style-name="T1"><text:tab/></text:span><text:tab/><text:tab/><text:tab/><text:tab/>// Change the iterator accordingly.</text:p>
      <text:p text:style-name="P35"><text:tab/><text:span text:style-name="T1"><text:tab/><text:tab/><text:tab/><text:tab/>begin = 1;</text:span></text:p>
      <text:p text:style-name="P35"><text:span text:style-name="T1"><text:tab/></text:span><text:tab/><text:tab/><text:tab/><text:tab/>// Set the flag</text:p>
      <text:p text:style-name="P35"><text:tab/><text:span text:style-name="T1"><text:tab/><text:tab/><text:tab/>}</text:span></text:p>
      <text:p text:style-name="P34"><text:tab/><text:tab/><text:tab/>}</text:p>
      <text:p text:style-name="P34"><text:tab/><text:tab/><text:tab/>if(begin == 1)</text:p>
      <text:p text:style-name="P34"><text:tab/><text:tab/><text:tab/>{</text:p>
      <text:p text:style-name="P34"><text:tab/><text:tab/><text:tab/><text:tab/>printf ( "%s" , s ) ;</text:p>
      <text:p text:style-name="P34"><text:tab/><text:tab/><text:tab/><text:tab/>com_lines++;</text:p>
      <text:p text:style-name="P35"><text:span text:style-name="T1"><text:tab/></text:span><text:tab/><text:tab/><text:tab/>// If it has started then add to com_lines</text:p>
      <text:p text:style-name="P35"><text:tab/><text:span text:style-name="T1"><text:tab/><text:tab/>}</text:span></text:p>
      <text:p text:style-name="P34"><text:tab/><text:tab/><text:tab/>for(i=j;i&lt;strlen(s);i++)</text:p>
      <text:p text:style-name="P34"><text:tab/><text:tab/><text:tab/>{</text:p>
      <text:p text:style-name="P35"><text:span text:style-name="T1"><text:tab/></text:span><text:tab/><text:tab/><text:tab/>// Check for */ in the same line.</text:p>
      <text:p text:style-name="P35"><text:tab/><text:span text:style-name="T1"><text:tab/><text:tab/><text:tab/>if(s[i]=='*' &amp;&amp; s[i+1]=='/')</text:span></text:p>
      <text:p text:style-name="P34"><text:tab/><text:tab/><text:tab/><text:tab/>{</text:p>
      <text:p text:style-name="P34"><text:tab/><text:tab/><text:tab/><text:tab/><text:tab/>begin = 0;</text:p>
      <text:p text:style-name="P35"><text:span text:style-name="T1"><text:tab/></text:span><text:tab/><text:tab/><text:tab/><text:tab/>// If found, change the begin flag.</text:p>
      <text:p text:style-name="P35"><text:tab/><text:span text:style-name="T1"><text:tab/><text:tab/><text:tab/>}</text:span></text:p>
      <text:p text:style-name="P34"><text:soft-page-break/><text:tab/><text:tab/><text:tab/>}</text:p>
      <text:p text:style-name="P34"><text:tab/><text:tab/>}</text:p>
      <text:p text:style-name="P34"><text:tab/><text:tab/></text:p>
      <text:p text:style-name="P35"><text:span text:style-name="T1"><text:tab/>}</text:span><text:tab/><text:tab/><text:tab/><text:tab/><text:tab/><text:tab/><text:tab/><text:tab/><text:tab/><text:tab/><text:tab/><text:tab/><text:tab/><text:tab/><text:tab/>// LOGIC FOR MULTI LINE COMMENTS END</text:p>
      <text:p text:style-name="P35"><text:tab/>// for executable lines</text:p>
      <text:p text:style-name="P35"><text:tab/><text:span text:style-name="T1">if ( ( fh2 = fopen( "example.c", "r" ) ) == NULL )</text:span></text:p>
      <text:p text:style-name="P35"><text:span text:style-name="T1"><text:tab/>{</text:span></text:p>
      <text:p text:style-name="P35"><text:tab/><text:tab/>// Use another file handler for executable lines.</text:p>
      <text:p text:style-name="P35"><text:tab/><text:span text:style-name="T1"><text:tab/>printf( "File could not be opened\n" );</text:span></text:p>
      <text:p text:style-name="P34"><text:tab/>}</text:p>
      <text:p text:style-name="P35"><text:span text:style-name="T1"><text:tab/>int exe_lines=0;</text:span>// To count the same</text:p>
      <text:p text:style-name="P35"><text:tab/><text:span text:style-name="T1">while ( fgets ( s, 99, fh2 ) != NULL )</text:span></text:p>
      <text:p text:style-name="P34"><text:tab/>{</text:p>
      <text:p text:style-name="P34"><text:tab/><text:tab/>for(i=0;i&lt;strlen(s);i++)</text:p>
      <text:p text:style-name="P34"><text:tab/><text:tab/>{</text:p>
      <text:p text:style-name="P34"><text:tab/><text:tab/><text:tab/>if(s[i]=='\n')</text:p>
      <text:p text:style-name="P34"><text:tab/><text:tab/><text:tab/>{</text:p>
      <text:p text:style-name="P35"><text:span text:style-name="T1"><text:tab/></text:span><text:tab/><text:tab/><text:tab/>// If the line has \n</text:p>
      <text:p text:style-name="P35"><text:tab/><text:span text:style-name="T1"><text:tab/><text:tab/><text:tab/>exe_lines++;</text:span></text:p>
      <text:p text:style-name="P35"><text:span text:style-name="T1"><text:tab/></text:span><text:tab/><text:tab/><text:tab/>// Increment the count.</text:p>
      <text:p text:style-name="P35"><text:tab/><text:span text:style-name="T1"><text:tab/><text:tab/>}</text:span></text:p>
      <text:p text:style-name="P34"><text:tab/><text:tab/>}</text:p>
      <text:p text:style-name="P34"><text:tab/><text:tab/>if(strlen(s)==2)</text:p>
      <text:p text:style-name="P34"><text:tab/><text:tab/>{</text:p>
      <text:p text:style-name="P34"><text:tab/><text:tab/><text:tab/>exe_lines--;</text:p>
      <text:p text:style-name="P34"><text:tab/><text:tab/>}</text:p>
      <text:p text:style-name="P35"><text:span text:style-name="T1"><text:tab/>}</text:span></text:p>
      <text:p text:style-name="P35"><text:tab/>// Find the actual number of lines</text:p>
      <text:p text:style-name="P35"><text:tab/><text:span text:style-name="T1">exe_lines = exe_lines-com_lines;</text:span></text:p>
      <text:p text:style-name="P35"><text:span text:style-name="T1"><text:tab/></text:span>// By subtracting the number of commented lines.</text:p>
      <text:p text:style-name="P35"><text:tab/>// commented lines code end</text:p>
      <text:p text:style-name="P35"><text:tab/><text:span text:style-name="T1">fclose ( fh ) ;</text:span></text:p>
      <text:p text:style-name="P34"><text:tab/>fclose ( fh1 ) ;</text:p>
      <text:p text:style-name="P34"><text:tab/>fclose ( fh2 ) ;</text:p>
      <text:p text:style-name="P35"><text:tab/>// Close all the file handlers.</text:p>
      <text:p text:style-name="P35"><text:tab/><text:span text:style-name="T1">printf("\n The total number of commented lines in the code: %d", com_lines);</text:span></text:p>
      <text:p text:style-name="P34"><text:tab/>printf("\n The total number of executable lines in the code: %d", exe_lines);</text:p>
      <text:p text:style-name="P34"><text:tab/>return 0;</text:p>
      <text:p text:style-name="P34">}</text:p>
      <text:p text:style-name="P35">// END OF CODE</text:p>
      <text:p text:style-name="P23"><text:span text:style-name="T1">End of </text:span><text:span text:style-name="T2">explanation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4T17:32:14.229404937</dc:date>
    <meta:generator>LibreOffice/4.2.8.2$Linux_x86 LibreOffice_project/420m0$Build-2</meta:generator>
    <meta:editing-duration>PT7H32M3S</meta:editing-duration>
    <meta:editing-cycles>182</meta:editing-cycles>
    <meta:document-statistic meta:table-count="0" meta:image-count="0" meta:object-count="0" meta:page-count="3" meta:paragraph-count="149" meta:word-count="706" meta:character-count="4040" meta:non-whitespace-character-count="2989"/>
  </office:meta>
</office:document-meta>
</file>